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OUBLEMAKING OF SHEBA (20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ROUBLEMAKING OF SHEBA (20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heba's uprising (20:1-1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heba's uprising (20:1-1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Sheba's conspiracy (20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avid's concern (20:3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Joab's cruelty (20:8-1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TROUBLEMAKING OF SHEBA (20:1-2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Sheba's uprising (20:1-1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heba's undoing (20:14-2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Sheba's undoing (20:14-2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war against Abel (20:14-1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wise woman of Abel (20:16-2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TROUBLEMAKING OF SHEBA (20:1-22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Sheba's uprising (20:1-1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heba's undoing (20:14-22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SAMUEL 20-21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TROUBLEMAKING OF SHEBA (20:1-2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TALLY OF LEADERS (20:23-2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TRANSGRESSION OF SAUL (21:1-14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TRANSGRESSION OF SAUL (21:1-14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oblem (21:1-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lan (21:3-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plan (21:3-9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David's meeting (21:3-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David's mercy (21:7-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TRANSGRESSION OF SAUL (21:1-14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problem (21:1-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lan (21:3-9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protective mother (21:10-1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2 SAMUEL 20-21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TROUBLEMAKING OF SHEBA (20:1-2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TALLY OF LEADERS (20:23-26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TRANSGRESSION OF SAUL (21:1-1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TRIUMPHS OF THE FOUR (21:15-2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0-21</dc:title>
    <meta:initial-creator>David STRICKLAND</meta:initial-creator>
    <dc:creator>David STRICKLAND</dc:creator>
    <meta:creation-date>2020-02-22T19:25:24Z</meta:creation-date>
    <dc:date>2020-02-22T19:25:24Z</dc:date>
    <meta:template xlink:href="BibleStudy" xlink:type="simple"/>
    <meta:editing-cycles>1</meta:editing-cycles>
    <meta:editing-duration>PT0S</meta:editing-duration>
    <meta:document-statistic meta:paragraph-count="36" meta:word-count="227"/>
  </office:meta>
</office:document-meta>
</file>